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.79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0066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0066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4472c4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>
            <text:p>Scenario_ID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 </text:p>
          </table:table-cell>
          <table:table-cell table:style-name="ce1" office:value-type="string">
            <text:p>TestCase Descrip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Steps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Executed QA Name</text:p>
          </table:table-cell>
          <table:table-cell table:style-name="ce1" office:value-type="string">
            <text:p>Priority</text:p>
          </table:table-cell>
          <table:table-cell table:style-name="ce11" office:value-type="string">
            <text:p>Is Automated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cenario_ID_1</text:p>
          </table:table-cell>
          <table:table-cell table:style-name="ce4" office:value-type="string">
            <text:p>TC_ID_1_1</text:p>
          </table:table-cell>
          <table:table-cell table:style-name="ce5" office:value-type="string">
            <text:p>Check the Number to Word functionality</text:p>
            <text:p>by intiger number</text:p>
          </table:table-cell>
          <table:table-cell table:style-name="ce5" office:value-type="string">
            <text:p>Verify the number to word functionality </text:p>
            <text:p>give 200 status code for positive inputs</text:p>
          </table:table-cell>
          <table:table-cell office:value-type="float" office:value="403">
            <text:p>403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2" office:value-type="string">
            <text:p><text:span text:style-name="T1">1. Open Postman</text:span></text:p>
            <text:p><text:span text:style-name="T1">2. Enter the URL and </text:span><text:span text:style-name="T1">Payload with 503</text:span></text:p>
            <text:p><text:span text:style-name="T3">https://www.dataaccess.</text:span><text:span text:style-name="T3">com/webservicesserver/</text:span><text:span text:style-name="T3">NumberConversion.wso</text:span></text:p>
            <text:p><text:span text:style-name="T1">3. Hit the URL and verify </text:span><text:span text:style-name="T1">the Status code</text:span></text:p>
          </table:table-cell>
          <table:table-cell table:style-name="ce10" office:value-type="string">
            <text:p>200 <text:s/>Status Code Ok</text:p>
            <text:p>four hundred and three</text:p>
          </table:table-cell>
          <table:table-cell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15">
            <text:p>Scenario_ID_2</text:p>
          </table:table-cell>
          <table:table-cell table:style-name="ce4" office:value-type="string">
            <text:p>TC_ID_2_1</text:p>
          </table:table-cell>
          <table:table-cell table:style-name="ce2" office:value-type="string" table:number-columns-spanned="1" table:number-rows-spanned="15">
            <text:p>Verify the Number to Word Functionality </text:p>
            <text:p>with Negative Test cases</text:p>
          </table:table-cell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minus value</text:span></text:p>
          </table:table-cell>
          <table:table-cell office:value-type="float" office:value="-1">
            <text:p>-1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<text:span text:style-name="T1">1. Open Postman</text:span></text:p>
            <text:p><text:span text:style-name="T1">2. Enter the URL and </text:span><text:span text:style-name="T1">Payload with -599</text:span></text:p>
            <text:p><text:span text:style-name="T3">https://www.dataaccess.</text:span><text:span text:style-name="T3">com/webservicesserver/</text:span><text:span text:style-name="T3">NumberConversion.wso</text:span></text:p>
            <text:p><text:span text:style-name="T1">3. Hit the URL and verify </text:span><text:span text:style-name="T1">the Status code</text:span></text:p>
          </table:table-cell>
          <table:table-cell table:style-name="ce10" office:value-type="string">
            <text:p>Status Code 200 OK</text:p>
            <text:p>number too large</text:p>
          </table:table-cell>
          <table:table-cell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2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only <text:s/>special </text:span><text:span text:style-name="T2">charecter</text:span><text:span text:style-name="T1">s</text:span></text:p>
          </table:table-cell>
          <table:table-cell office:value-type="string">
            <text:p>#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1. Open Postman</text:p>
            <text:p>2. Enter the URL and Payload with <text:s/>No Header</text:p>
            <text:p>https://www.dataaccess.com/webservicesserver/NumberConversion.wso</text:p>
            <text:p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3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string</text:span></text:p>
          </table:table-cell>
          <table:table-cell table:style-name="ce6" office:value-type="string">
            <text:p>Mumbai 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2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4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randomnumber</text:span></text:p>
          </table:table-cell>
          <table:table-cell table:style-name="ce6" office:value-type="string">
            <text:p>sfjh7686 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3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5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null</text:span></text:p>
          </table:table-cell>
          <table:table-cell office:value-type="string">
            <text:p>null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4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6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percentage</text:span></text:p>
          </table:table-cell>
          <table:table-cell table:style-name="ce6" office:value-type="string">
            <text:p>%%%pythontesting%%% 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5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7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decimal value</text:span></text:p>
          </table:table-cell>
          <table:table-cell table:style-name="ce6" office:value-type="float" office:value="12.76">
            <text:p>12.76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6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8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 </text:span><text:span text:style-name="T2">capital</text:span></text:p>
          </table:table-cell>
          <table:table-cell table:style-name="ce6" office:value-type="string">
            <text:p>PYTHONTESTING 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7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9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</text:span><text:span text:style-name="T2">without Header </text:span></text:p>
          </table:table-cell>
          <table:table-cell office:value-type="string">
            <text:p>No header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8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style-name="ce10" office:value-type="string">
            <text:p>Status Code 415 Unsupported Media type</text:p>
            <text:p>Verified</text:p>
          </table:table-cell>
          <table:table-cell table:style-name="ce10" office:value-type="string">
            <text:p>Status Code 415 Unsupported Media type</text:p>
            <text:p>Verified</text:p>
          </table:table-cell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10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with </text:span><text:span text:style-name="T2">Blank </text:span></text:p>
          </table:table-cell>
          <table:table-cell office:value-type="string">
            <text:p>“”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9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11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with </text:span><text:span text:style-name="T2">Date</text:span></text:p>
          </table:table-cell>
          <table:table-cell table:style-name="ce7" office:value-type="date" office:date-value="2024-07-16">
            <text:p>16/07/24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10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12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with</text:span><text:span text:style-name="T2"> </text:span><text:span text:style-name="T2">integer value and </text:span><text:span text:style-name="T2">emoji</text:span></text:p>
          </table:table-cell>
          <table:table-cell table:style-name="ce6" office:value-type="string">
            <text:p>:))) 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11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13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with</text:span><text:span text:style-name="T2"> </text:span><text:span text:style-name="T2">number space</text:span></text:p>
          </table:table-cell>
          <table:table-cell table:style-name="ce6" office:value-type="string">
            <text:p>54545 85858 5757 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12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14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with</text:span><text:span text:style-name="T2"> </text:span><text:span text:style-name="T2">commas</text:span></text:p>
          </table:table-cell>
          <table:table-cell table:style-name="ce6" office:value-type="float" office:value="353456">
            <text:p>353456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13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number-columns-repeated="2"/>
          <table:table-cell office:value-type="string">
            <text:p>Passed</text:p>
          </table:table-cell>
          <table:table-cell table:number-columns-repeated="1013"/>
        </table:table-row>
        <table:table-row table:style-name="ro1">
          <table:covered-table-cell/>
          <table:table-cell table:style-name="ce4" office:value-type="string">
            <text:p>TC_ID_2_15</text:p>
          </table:table-cell>
          <table:covered-table-cell/>
          <table:table-cell table:style-name="ce2" office:value-type="string">
            <text:p><text:span text:style-name="T1">Verify the Number to </text:span><text:span text:style-name="T1">word functionality with</text:span><text:span text:style-name="T2"> </text:span><text:span text:style-name="T2">empty body</text:span></text:p>
          </table:table-cell>
          <table:table-cell table:style-name="ce8" office:value-type="string">
            <text:p><text:a xlink:href="https:/www.dataaccess.com/webservicesserver/NumberConversion.wsoHeader:Content-Type%20:%20text/xml">URL:https://www.dataaccess.com/webservicesserver/NumberConversion.wso
Header:Content-Type : text/xml
</text:a></text:p>
          </table:table-cell>
          <table:table-cell office:value-type="string">
            <text:p>POST</text:p>
          </table:table-cell>
          <table:table-cell table:style-name="ce9" office:value-type="string">
            <text:p>Postman Configure, URL for API</text:p>
          </table:table-cell>
          <table:table-cell table:style-name="ce10" office:value-type="string">
            <text:p>14. Open Postman<text:line-break/>2. Enter the URL and Payload with <text:s/>No Header<text:line-break/>https://www.dataaccess.com/webservicesserver/NumberConversion.wso<text:line-break/>3. Hit the URL and verify the Status code</text:p>
          </table:table-cell>
          <table:table-cell table:style-name="ce10" office:value-type="string">
            <text:p>Status Code 500 Internal server error</text:p>
            <text:p>Verified</text:p>
          </table:table-cell>
          <table:table-cell table:style-name="ce10" office:value-type="string">
            <text:p>Status Code 500 Internal server error</text:p>
            <text:p>Verified</text:p>
          </table:table-cell>
          <table:table-cell office:value-type="string">
            <text:p>Passed</text:p>
          </table:table-cell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10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Lato" svg:font-family="La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6">16/07/2024</text:date>, <text:time>16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lesh Kumar</meta:initial-creator>
    <meta:creation-date>2024-07-16T14:40:10.59</meta:creation-date>
    <dc:date>2024-07-16T16:20:02.25</dc:date>
    <dc:creator>Akhilesh Kumar</dc:creator>
    <meta:editing-duration>PT18M28S</meta:editing-duration>
    <meta:editing-cycles>2</meta:editing-cycles>
    <meta:generator>OpenOffice/4.1.14$Win32 OpenOffice.org_project/4114m1$Build-9811</meta:generator>
    <meta:document-statistic meta:table-count="3" meta:cell-count="136" meta:object-count="0"/>
  </office:meta>
</office:document-meta>
</file>